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Liberation Sans1" fo:font-size="24pt" fo:font-weight="bold" style:font-size-asian="10.5pt"/>
    </style:style>
    <style:style style:name="P2" style:family="paragraph" style:parent-style-name="Standard">
      <style:paragraph-properties fo:margin-left="0in" fo:margin-right="0in" fo:text-indent="0in" style:auto-text-indent="false"/>
      <style:text-properties style:font-name="Liberation Sans1" style:font-size-asian="10.5pt"/>
    </style:style>
    <style:style style:name="P3" style:family="paragraph" style:parent-style-name="Standard">
      <style:paragraph-properties fo:margin-left="0in" fo:margin-right="0in" fo:text-indent="0in" style:auto-text-indent="false"/>
      <style:text-properties fo:color="#000000" style:font-name="Liberation Sans1" fo:font-size="18pt" fo:font-weight="bold" fo:background-color="transparent" style:font-size-asian="10.5pt"/>
    </style:style>
    <style:style style:name="P4" style:family="paragraph" style:parent-style-name="Standard">
      <style:paragraph-properties fo:margin-left="0in" fo:margin-right="0in" fo:text-indent="0in" style:auto-text-indent="false"/>
      <style:text-properties fo:color="#000000" style:font-name="Liberation Sans1" fo:font-size="16pt" fo:font-weight="bold" fo:background-color="transparent" style:font-size-asian="10.5pt" style:font-weight-asian="bold" style:font-weight-complex="bold"/>
    </style:style>
    <style:style style:name="P5" style:family="paragraph" style:parent-style-name="Standard">
      <style:paragraph-properties fo:margin-left="0in" fo:margin-right="0in" fo:text-indent="0in" style:auto-text-indent="false"/>
      <style:text-properties fo:color="#000000" style:font-name="Liberation Sans1" fo:font-size="14pt" fo:font-weight="normal" fo:background-color="transparent" style:font-size-asian="10.5pt" style:font-weight-asian="normal" style:font-weight-complex="normal"/>
    </style:style>
    <style:style style:name="P6" style:family="paragraph" style:parent-style-name="Standard">
      <style:paragraph-properties fo:margin-left="0in" fo:margin-right="0in" fo:text-indent="0in" style:auto-text-indent="false"/>
      <style:text-properties fo:color="#4c4c4c" style:font-name="Liberation Sans1" fo:font-size="16pt" fo:font-weight="bold" fo:background-color="transparent" style:font-size-asian="10.5pt"/>
    </style:style>
    <style:style style:name="P7"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style>
    <style:style style:name="P8"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font-weight-asian="bold" style:font-weight-complex="bold"/>
    </style:style>
    <style:style style:name="P9" style:family="paragraph" style:parent-style-name="Standard">
      <style:paragraph-properties fo:margin-left="0in" fo:margin-right="0in" fo:text-indent="0in" style:auto-text-indent="false"/>
      <style:text-properties style:text-position="0% 100%" style:font-name="Liberation Sans1" fo:font-size="12pt" fo:font-weight="normal" fo:background-color="transparent" style:font-size-asian="10.5pt" style:font-weight-asian="normal" style:font-weight-complex="normal"/>
    </style:style>
    <style:style style:name="P10" style:family="paragraph" style:parent-style-name="Standard" style:master-page-name="">
      <style:paragraph-properties fo:margin-left="0in" fo:margin-right="0in" fo:text-indent="0in" style:auto-text-indent="false" style:page-number="auto">
        <style:tab-stops/>
      </style:paragraph-properties>
      <style:text-properties style:font-name="Liberation Sans1" fo:font-size="26pt" fo:font-weight="bold" style:font-size-asian="10.5pt"/>
    </style:style>
    <style:style style:name="P11" style:family="paragraph" style:parent-style-name="Standard">
      <style:text-properties fo:font-size="10pt" style:font-size-asian="10pt" style:font-size-complex="10pt"/>
    </style:style>
    <style:style style:name="P12" style:family="paragraph" style:parent-style-name="Standard" style:list-style-name="L3"/>
    <style:style style:name="P13"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font-weight-asian="bold" style:font-weight-complex="bold"/>
    </style:style>
    <style:style style:name="P14" style:family="paragraph" style:parent-style-name="Standard">
      <style:paragraph-properties fo:margin-left="0in" fo:margin-right="0in" fo:text-indent="0in" style:auto-text-indent="false"/>
      <style:text-properties style:text-position="0% 100%" style:font-name="Liberation Sans1" fo:font-size="12pt" fo:font-weight="normal" fo:background-color="transparent" style:font-size-asian="10.5pt" style:font-weight-asian="normal" style:font-weight-complex="normal"/>
    </style:style>
    <style:style style:name="P15" style:family="paragraph" style:parent-style-name="Standard" style:master-page-name="First_20_Page">
      <style:paragraph-properties fo:margin-left="0in" fo:margin-right="0in" fo:text-indent="0in" style:auto-text-indent="false" style:page-number="auto"/>
      <style:text-properties style:font-name="Liberation Sans1" fo:font-size="24pt" fo:font-weight="bold" style:font-size-asian="10.5pt"/>
    </style:style>
    <style:style style:name="P16" style:family="paragraph" style:parent-style-name="Standard">
      <style:paragraph-properties fo:margin-top="0in" fo:margin-bottom="0.0799in"/>
    </style:style>
    <style:style style:name="P17" style:family="paragraph" style:parent-style-name="Text_20_body" style:list-style-name="L2">
      <style:paragraph-properties fo:margin-top="0in" fo:margin-bottom="0in"/>
    </style:style>
    <style:style style:name="P18" style:family="paragraph" style:parent-style-name="SRD_2f_SDD_20_-_20_Heading_20_2">
      <style:text-properties fo:font-weight="normal" style:font-weight-asian="normal" style:font-weight-complex="normal"/>
    </style:style>
    <style:style style:name="P19" style:family="paragraph" style:parent-style-name="Header">
      <style:paragraph-properties fo:text-align="end" style:justify-single-word="false"/>
    </style:style>
    <style:style style:name="P20" style:family="paragraph" style:parent-style-name="SRD_2f_SDD_20_-_20_Heading_20_1">
      <style:paragraph-properties fo:break-before="page"/>
    </style:style>
    <style:style style:name="P21" style:family="paragraph" style:parent-style-name="SRD_2f_SDD_20_-_20_Heading_20_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0% 100%" style:font-name="Liberation Sans1" fo:font-size="12pt" fo:font-weight="bold" fo:background-color="transparent" style:font-size-asian="10.5pt"/>
    </style:style>
    <style:style style:name="T4" style:family="text">
      <style:text-properties fo:font-size="10pt" fo:font-weight="normal" style:font-size-asian="10pt" style:font-weight-asian="normal" style:font-size-complex="10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
      <text:p text:style-name="P1"/>
      <text:p text:style-name="P1"/>
      <text:p text:style-name="P1"/>
      <text:p text:style-name="P1"/>
      <text:p text:style-name="P10"><text:tab/>Steam Framework</text:p>
      <text:p text:style-name="P1"/>
      <text:p text:style-name="P1"/>
      <text:p text:style-name="P1"/>
      <text:p text:style-name="P1"/>
      <text:p text:style-name="P2"/>
      <text:p text:style-name="P2"/>
      <text:p text:style-name="P2"/>
      <text:p text:style-name="P3"><text:tab/>Software Design Description</text:p>
      <text:p text:style-name="P6"/>
      <text:p text:style-name="P6"/>
      <text:p text:style-name="P4"><text:tab/>Shaddy Zeineddine</text:p>
      <text:p text:style-name="P5"><text:tab/>December 2010</text:p>
      <text:h text:style-name="P20" text:outline-level="1"><text:tab/>CONTENTS</text:h>
      <text:p text:style-name="P7">1<text:tab/>INTRODUCTION</text:p>
      <text:p text:style-name="P9">1.1<text:tab/><text:span text:style-name="T1">P</text:span>urpose</text:p>
      <text:p text:style-name="P9">1.2<text:tab/><text:span text:style-name="T1">S</text:span>cope</text:p>
      <text:p text:style-name="P9">1.3<text:tab/><text:span text:style-name="T1">R</text:span>eferences</text:p>
      <text:p text:style-name="P9">1.4<text:tab/><text:span text:style-name="T1">A</text:span>cronyms and definitions</text:p>
      <text:p text:style-name="P9"/>
      <text:p text:style-name="P8">2<text:tab/>DESIGN CONSIDERATIONS</text:p>
      <text:p text:style-name="P9"><text:tab/>Goals</text:p>
      <text:p text:style-name="P9"><text:tab/>Assumptions and Dependencies</text:p>
      <text:p text:style-name="P9"><text:tab/>General Constraints</text:p>
      <text:p text:style-name="P9"><text:tab/>Development Methods</text:p>
      <text:p text:style-name="P9"/>
      <text:p text:style-name="P8">3<text:tab/>ARCHITECTURAL STRATEGIES</text:p>
      <text:p text:style-name="P9"><text:tab/>...</text:p>
      <text:p text:style-name="P9"/>
      <text:p text:style-name="P8">4<text:tab/>SYSTEM ARCHITECTURE</text:p>
      <text:p text:style-name="P9"><text:tab/>...</text:p>
      <text:p text:style-name="P8"/>
      <text:p text:style-name="P9"><text:tab/>...</text:p>
      <text:p text:style-name="P8"/>
      <text:p text:style-name="P8">6<text:tab/>DETAILED SYSTEM DESIGN</text:p>
      <text:p text:style-name="P9"><text:tab/>...</text:p>
      <text:p text:style-name="P8"/>
      <text:p text:style-name="P8">7<text:tab/>GLOSSARY</text:p>
      <text:h text:style-name="P20" text:outline-level="1">1<text:tab/>INTRODUCTION</text:h>
      <text:p text:style-name="SRD_2f_SDD_20_-_20_Heading_20_2"><text:span text:style-name="T2">1.1<text:tab/></text:span><text:span text:style-name="T1">O</text:span><text:span text:style-name="T2">verview</text:span></text:p>
      <text:p text:style-name="Standard"><text:span text:style-name="T2"/></text:p>
      <text:p text:style-name="Standard"><text:span text:style-name="T2">Steam is a web application framework with the intent of reducing the work required to develop web applications by providing flexible yet efficient implementations of common subsystems.</text:span></text:p>
      <text:p text:style-name="Standard"><text:span text:style-name="T2"/></text:p>
      <text:p text:style-name="SRD_2f_SDD_20_-_20_Heading_20_2"><text:span text:style-name="T2">1.2<text:tab/></text:span><text:span text:style-name="T1">P</text:span><text:span text:style-name="T2">urpose</text:span></text:p>
      <text:p text:style-name="SRD_2f_SDD_20_-_20_Heading_20_2"><text:span text:style-name="T2"/></text:p>
      <text:p text:style-name="Standard"><text:span text:style-name="T2">This document describes the overall design of Steam Framework and each of its subsystems with complete details of their operation and the available application programming interfaces. This document also discusses the leveraging of standards and best practices associated with web applications.</text:span></text:p>
      <text:p text:style-name="Standard"><text:span text:style-name="T2"/></text:p>
      <text:p text:style-name="SRD_2f_SDD_20_-_20_Heading_20_2"><text:span text:style-name="T2">1.3<text:tab/></text:span><text:span text:style-name="T1">S</text:span><text:span text:style-name="T2">cope</text:span></text:p>
      <text:p text:style-name="Standard"><text:span text:style-name="T2"/></text:p>
      <text:p text:style-name="Standard"><text:span text:style-name="T2">This document is for use by people associated with web applications to understand the systems and methods employed by Steam. Technology directors will use this document to determine if Steam will satisfy their requirements. Web application developers will use this document to understand how to use Steam to develop their web applications.</text:span></text:p>
      <text:p text:style-name="SRD_2f_SDD_20_-_20_Heading_20_2"><text:span text:style-name="T2"/></text:p>
      <text:p text:style-name="SRD_2f_SDD_20_-_20_Heading_20_2"><text:span text:style-name="T2">1.4<text:tab/></text:span><text:span text:style-name="T1">R</text:span><text:span text:style-name="T2">eferences</text:span></text:p>
      <text:p text:style-name="SRD_2f_SDD_20_-_20_Heading_20_2"><text:span text:style-name="T2"/></text:p>
      <text:p text:style-name="Standard"><text:span text:style-name="T2">This document references information which can be found in the following sources:</text:span></text:p>
      <text:p text:style-name="Standard"><text:span text:style-name="T2"/></text:p>
      <text:p text:style-name="P11"><text:span text:style-name="T2">Zend Framework Reference Guide</text:span></text:p>
      <text:p text:style-name="Standard"><text:a xlink:type="simple" xlink:href="http://framework.zend.com/manual/en/"><text:span text:style-name="T4">http://framework.zend.com/manual/en/</text:span></text:a></text:p>
      <text:p text:style-name="P11"><text:span text:style-name="T2"/></text:p>
      <text:p text:style-name="P11"><text:span text:style-name="T2">Hypertext Transfer Protocol – HTTP/1.1, RFC 2616</text:span></text:p>
      <text:p text:style-name="Standard"><text:a xlink:type="simple" xlink:href="http://tools.ietf.org/html/rfc2616"><text:span text:style-name="T4">http://tools.ietf.org/html/rfc2616</text:span></text:a></text:p>
      <text:p text:style-name="P11"><text:span text:style-name="T2"/></text:p>
      <text:p text:style-name="P11">Architectural Styles and the Design of Network-based Software Architectures</text:p>
      <text:p text:style-name="Standard"><text:a xlink:type="simple" xlink:href="http://www.ics.uci.edu/~fielding/pubs/dissertation/top.htm"><text:span text:style-name="T4">http://www.ics.uci.edu/~fielding/pubs/dissertation/top.htm</text:span></text:a></text:p>
      <text:p text:style-name="P11"><text:span text:style-name="T2"><text:line-break/>Representational State Transfer</text:span></text:p>
      <text:p text:style-name="Standard"><text:a xlink:type="simple" xlink:href="http://en.wikipedia.org/wiki/Representational_State_Transfer"><text:span text:style-name="T4">http://en.wikipedia.org/wiki/Representational_State_Transfer</text:span></text:a><text:span text:style-name="T4"><text:line-break/></text:span></text:p>
      <text:p text:style-name="P11"><text:span text:style-name="T2">Apache HTTP Server Version 2.2</text:span></text:p>
      <text:p text:style-name="Standard"><text:a xlink:type="simple" xlink:href="http://httpd.apache.org/docs/current/"><text:span text:style-name="T4">http://httpd.apache.org/docs/current/</text:span></text:a><text:span text:style-name="T4"><text:line-break/></text:span></text:p>
      <text:p text:style-name="P11"><text:span text:style-name="T2">PHP Manual</text:span></text:p>
      <text:p text:style-name="Standard"><text:a xlink:type="simple" xlink:href="http://www.php.net/manual/en/"><text:span text:style-name="T4">http://www.php.net/manual/en/</text:span></text:a><text:span text:style-name="T4"><text:line-break/></text:span></text:p>
      <text:p text:style-name="P11"><text:span text:style-name="T2">Web Performance Best Practices</text:span></text:p>
      <text:p text:style-name="Standard"><text:a xlink:type="simple" xlink:href="http://code.google.com/speed/page-speed/docs/rules_intro.html"><text:span text:style-name="T4">http://code.google.com/speed/page-speed/docs/rules_intro.html</text:span></text:a></text:p>
      <text:p text:style-name="SRD_2f_SDD_20_-_20_Heading_20_2"><text:soft-page-break/>1.5<text:tab/><text:span text:style-name="T1">A</text:span><text:span text:style-name="T2">cronyms and definitions</text:span></text:p>
      <text:p text:style-name="Standard"><text:span text:style-name="T2"/></text:p>
      <text:p text:style-name="Standard"><text:span text:style-name="T2">Action<text:tab/><text:tab/><text:tab/>Actions receive user input and make modifications to models</text:span></text:p>
      <text:p text:style-name="Standard"><text:span text:style-name="T2">Block<text:tab/><text:tab/><text:tab/>A block is a </text:span></text:p>
      <text:p text:style-name="Standard"><text:span text:style-name="T2">HTTP<text:tab/><text:tab/><text:tab/>Hypertext Transfer Protocol</text:span></text:p>
      <text:p text:style-name="Standard"><text:span text:style-name="T2">LAMP<text:tab/><text:tab/><text:tab/>Linux+Apache+MySQL+PHP</text:span></text:p>
      <text:p text:style-name="Standard"><text:span text:style-name="T2">MVC<text:tab/><text:tab/><text:tab/>Model-View-Controller architectural pattern</text:span></text:p>
      <text:p text:style-name="Standard"><text:span text:style-name="T2">Model</text:span></text:p>
      <text:p text:style-name="Standard"><text:span text:style-name="T2">Resource</text:span></text:p>
      <text:p text:style-name="Standard"><text:span text:style-name="T2">REST<text:tab/><text:tab/><text:tab/>Representational State Transfer</text:span></text:p>
      <text:p text:style-name="Standard"><text:span text:style-name="T2">SQL<text:tab/><text:tab/><text:tab/>Structured Query Language</text:span></text:p>
      <text:p text:style-name="Standard"><text:span text:style-name="T2">Static Resource</text:span></text:p>
      <text:p text:style-name="Standard"><text:span text:style-name="T2">Steam</text:span></text:p>
      <text:p text:style-name="Standard"><text:span text:style-name="T2">Template</text:span></text:p>
      <text:p text:style-name="Standard"><text:span text:style-name="T2">View</text:span></text:p>
      <text:p text:style-name="Standard"><text:span text:style-name="T2">Widget</text:span></text:p>
      <text:p text:style-name="Standard"><text:span text:style-name="T2"/></text:p>
      <text:h text:style-name="P21" text:outline-level="1">2<text:tab/>DESIGN CONSIDERATIONS</text:h>
      <text:p text:style-name="SRD_2f_SDD_20_-_20_Heading_20_2"><text:span text:style-name="T2">2.1<text:tab/></text:span>G<text:span text:style-name="T2">oals</text:span></text:p>
      <text:p text:style-name="SRD_2f_SDD_20_-_20_Heading_20_2"><text:span text:style-name="T2"/></text:p>
      <text:p text:style-name="Text_20_body"><text:span text:style-name="T2">The goals of Steam are as follows:</text:span></text:p>
      <text:list xml:id="list2134643379" text:style-name="L2">
        <text:list-item>
          <text:p text:style-name="P17"><text:span text:style-name="T2">Facilitate the rapid development of PHP applications</text:span></text:p>
        </text:list-item>
        <text:list-item>
          <text:p text:style-name="P17">Introduce the least number of restrictions to developers</text:p>
        </text:list-item>
        <text:list-item>
          <text:p text:style-name="P17">Provide the flexibility to support complex, high-traffic web applications</text:p>
        </text:list-item>
        <text:list-item>
          <text:p text:style-name="P17">Incorporate existing projects to reduce learning curve and increase reliability</text:p>
        </text:list-item>
        <text:list-item>
          <text:p text:style-name="P17">Accomplish the goals with the least amount of new code</text:p>
        </text:list-item>
      </text:list>
      <text:p text:style-name="Text_20_body"/>
      <text:p text:style-name="P18">2.2<text:tab/><text:span text:style-name="T1">A</text:span>ssumptions and Dependencies</text:p>
      <text:p text:style-name="Standard"/>
      <text:p text:style-name="Standard">The most common web server is the Apache HTTP server with close to 60% of the market share (Netcraft 2010). The most popular server-side scripting language is PHP with about 75% of the market share (W3Techs.com 2010). Also, the most common operating system running both Apache and PHP belong to the Linux family. These three technologies are often coupled with the MySQL database server to form the LAMP environment. Developing Steam to operate in a LAMP environment ensures it can be used for the majority of applications while reducing the difficulty of ensuring cross-platform compatibility. It also ensures Steam can be fully utilized by users relying only on free, open source software.</text:p>
      <text:p text:style-name="Standard"/>
      <text:p text:style-name="Standard">In order to maintain a very efficient core and avoid interoperability issues, Steam does not itself depend on the existence of a database server. This allows users to choose <text:soft-page-break/>their own data management system or not use one at all.</text:p>
      <text:p text:style-name="Standard"/>
      <text:p text:style-name="P16">To reiterate, Steam depends on the following free software:</text:p>
      <text:list xml:id="list1169428418" text:style-name="L3">
        <text:list-item>
          <text:p text:style-name="P12">GNU+Linux Operating System</text:p>
        </text:list-item>
        <text:list-item>
          <text:p text:style-name="P12">Apache HTTP Server (+mod_rewrite)</text:p>
        </text:list-item>
        <text:list-item>
          <text:p text:style-name="P12">PHP Programming Language (apache module)</text:p>
        </text:list-item>
        <text:list-item>
          <text:p text:style-name="P12">Zend Framework (library on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RD_2f_SDD_20_-_20_Heading_20_1" style:display-name="SRD/SDD - Heading 1" style:family="paragraph" style:parent-style-name="Standard" style:default-outline-level="1" style:list-style-name="" style:class="text" style:master-page-name="">
      <style:paragraph-properties fo:margin-left="0in" fo:margin-right="0in" fo:margin-top="0in" fo:margin-bottom="0.15in" fo:text-indent="0in" style:auto-text-indent="false" style:page-number="auto" fo:background-color="transparent" fo:padding="0in" fo:border="none" style:shadow="none">
        <style:tab-stops/>
        <style:background-image/>
      </style:paragraph-properties>
      <style:text-properties style:text-position="0% 100%" style:font-name="Liberation Sans1" fo:font-size="18pt" fo:font-weight="bold" fo:background-color="transparent"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padding="0in" fo:border-left="none" fo:border-right="none" fo:border-top="none" fo:border-bottom="0.0138in solid #000000" style:shadow="none"/>
      <style:text-properties fo:font-size="115%" fo:font-weight="bold" style:font-size-asian="115%" style:font-weight-asian="bold" style:font-size-complex="115%" style:font-weight-complex="bold"/>
    </style:style>
    <style:style style:name="SRD_2f_SDD_20_-_20_Heading_20_2" style:display-name="SRD/SDD - Heading 2" style:family="paragraph" style:parent-style-name="Standard" style:list-style-name="" style:class="text">
      <style:text-properties fo:font-size="14pt" fo:font-weight="bold" style:font-size-asian="10.5pt" style:font-weight-asian="bold" style:font-weight-complex="bold"/>
    </style:style>
    <style:style style:name="Header"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25in" style:type="center"/>
          <style:tab-stop style:position="6.5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team Framework<text:tab/><text:tab/>Software Design Description</text:p>
      </style:header>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ddy Zeineddine</meta:initial-creator>
    <meta:creation-date>2010-12-19T20:56:52</meta:creation-date>
    <dc:date>2010-12-20T21:28:33</dc:date>
    <dc:creator>Shaddy Zeineddine</dc:creator>
    <meta:editing-duration>PT14H33M08S</meta:editing-duration>
    <meta:editing-cycles>53</meta:editing-cycles>
    <meta:generator>OpenOffice.org/3.2$Unix OpenOffice.org_project/320m12$Build-9483</meta:generator>
    <meta:printed-by>Shaddy Zeineddine</meta:printed-by>
    <meta:print-date>2010-12-20T19:08:20</meta:print-date>
    <meta:document-statistic meta:table-count="0" meta:image-count="0" meta:object-count="0" meta:page-count="5" meta:paragraph-count="78" meta:word-count="524" meta:character-count="3803"/>
  </office:meta>
</office:document-meta>
</file>